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abe" officeooo:paragraph-rsid="00180abe"/>
    </style:style>
    <style:style style:name="P2" style:family="paragraph" style:parent-style-name="Standard">
      <style:text-properties officeooo:rsid="00194e2e" officeooo:paragraph-rsid="00194e2e"/>
    </style:style>
    <style:style style:name="P3" style:family="paragraph" style:parent-style-name="Standard">
      <style:text-properties officeooo:rsid="0019a1c3" officeooo:paragraph-rsid="0019a1c3"/>
    </style:style>
    <style:style style:name="P4" style:family="paragraph" style:parent-style-name="Standard">
      <style:text-properties officeooo:rsid="001b3653" officeooo:paragraph-rsid="001b3653"/>
    </style:style>
    <style:style style:name="P5" style:family="paragraph" style:parent-style-name="Standard">
      <style:text-properties officeooo:rsid="001bd71f" officeooo:paragraph-rsid="001bd71f"/>
    </style:style>
    <style:style style:name="T1" style:family="text">
      <style:text-properties officeooo:rsid="00180a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“<text:span text:style-name="T1">How was my day?</text:span>”</text:p>
      <text:p text:style-name="P1">I mean, it is 3.25 PM so may be slightly over a half day.</text:p>
      <text:p text:style-name="P1">Good, I feel. I had two interviews. One of the candidates didn’t join because Priyanshi didn’t open the bridge. Second one (at 1 PM) happened 40 minutes late as (same as before) Priyanshi wasn’t there and later Deepshika opened the bridge after confirming to connect with the candidate and myself.</text:p>
      <text:p text:style-name="P1"/>
      <text:p text:style-name="P1">“How am I feeling this afternoon?”</text:p>
      <text:p text:style-name="P1">Lazy. I didn’t have tea today in the afternoon since it is a weekend and my body needs to recharge. So a caffeineless afternoon.</text:p>
      <text:p text:style-name="P1"/>
      <text:p text:style-name="P1">“How do I feel on other days?”</text:p>
      <text:p text:style-name="P1">Same, lazy and tired. Sometimes when I have to work in the afternoon, I also feel confused. That’s when I feel, I could really use a cup of tea.</text:p>
      <text:p text:style-name="P1"/>
      <text:p text:style-name="P2">~ * ~</text:p>
      <text:p text:style-name="P2"/>
      <text:p text:style-name="P2">Had a good nap and a treat of a samosa.</text:p>
      <text:p text:style-name="P2"/>
      <text:p text:style-name="P2">“Now what?”</text:p>
      <text:p text:style-name="P2">Let’s meditate for 20 minutes to find out.</text:p>
      <text:p text:style-name="P2"/>
      <text:p text:style-name="P3">I’m back.</text:p>
      <text:p text:style-name="P3">And I would like to tackle the same original question: </text:p>
      <text:p text:style-name="P3">“What would I like to do if it were my last day on Earth?”</text:p>
      <text:p text:style-name="P3"/>
      <text:p text:style-name="P3">To this, I think of a quote by Mahatma Gandhi: “Live as if you were to die tomorrow and learn as if you were to live forever.”</text:p>
      <text:p text:style-name="P3"/>
      <text:p text:style-name="P4">I do like to read and I do have a couple of very good to read so let’s do that. Let’s read.</text:p>
      <text:p text:style-name="P4">I got my answer.</text:p>
      <text:p text:style-name="P4">Thank you Buddha, thank you Steve Jobs, thank you Mahatma Gandhi and thank you Ankur Warikoo.</text:p>
      <text:p text:style-name="P4"/>
      <text:p text:style-name="P4">I am reading the Ankur Warikoo series of self-help.</text:p>
      <text:p text:style-name="P4">I have read “Do Epic Shit”. Now I am reading “Get Epic Shit Done”. And after this I would read “Make Epic Money”. And lastly “Build an Epic Career”.</text:p>
      <text:p text:style-name="P4"/>
      <text:p text:style-name="P5">~ * ~</text:p>
      <text:p text:style-name="P5"/>
      <text:p text:style-name="P5">Something happened just minutes ago. </text:p>
      <text:p text:style-name="P5">I was sitting down to meditate and there was a ping from Megha from UK. I could not speak to her too much but conversation was already awkward. Awkward on my side because of me and after I disclosed I was meditating, the conversation became awkward on her side too because of her.</text:p>
      <text:p text:style-name="P5"/>
      <text:p text:style-name="P5">I mean how was I supposed to take it. She just pinged out of nowhere to set up a meet as she was traveling to India in Aug-Sep. August and September. That’s gazillion days away (according to me).</text:p>
      <text:p text:style-name="P5"/>
      <text:p text:style-name="P5">To my emoji’s with jolly eyes and big smile, she was replying with the emoji with the same smile but button eyes. I mean, should I be offended? :D</text:p>
      <text:p text:style-name="P5"/>
      <text:p text:style-name="P5">God bless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4:59:44.784894225</meta:creation-date>
    <meta:generator>LibreOffice/24.2.7.2$Linux_X86_64 LibreOffice_project/420$Build-2</meta:generator>
    <dc:date>2025-05-17T17:58:21.519462713</dc:date>
    <meta:editing-duration>PT2H11M15S</meta:editing-duration>
    <meta:editing-cycles>4</meta:editing-cycles>
    <meta:document-statistic meta:table-count="0" meta:image-count="0" meta:object-count="0" meta:page-count="1" meta:paragraph-count="26" meta:word-count="420" meta:character-count="2124" meta:non-whitespace-character-count="1728"/>
  </office:meta>
</office:document-meta>
</file>